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A a<text:variable-set text:name="Left_Guideword_L" text:display="none" text:formula="ooow: anon" office:value-type="string" office:string-value=" anon"/></text:p>
        <text:s text:c="1"/>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 anon"/></text:span><text:span text:style-name="headword_.bzh"><text:variable-set text:name="Right_Guideword_R" text:display="none" text:formula="ooow: anon" office:value-type="string" office:string-value=" 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 bumin"/></text:p>
        <text:s text:c="1"/>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 bumin"/></text:span><text:span text:style-name="headword_.bzh"><text:variable-set text:name="Right_Guideword_R" text:display="none" text:formula="ooow: bumin" office:value-type="string" office:string-value=" 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 text:c="1"/><text:span text:style-name="span_.bzh_xitem_.en_definition_.en_sense_senses_entry_letData_dicBody">mon-ḳavaan</text:span><text:span text:style-name="xitem_.en_definition_.en_sense_senses_entry_letData_dicBody">) in dancing, but didn't follow the correct ritual.</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 deġinengin"/></text:p>
        <text:s text:c="1"/>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 gelöġin"/></text:p>
        <text:s text:c="1"/>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 gelöġin"/></text:span><text:span text:style-name="headword_.bzh"><text:variable-set text:name="Right_Guideword_R" text:display="none" text:formula="ooow: gelöġin" office:value-type="string" office:string-value=" 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 gëpin"/></text:span><text:span text:style-name="headword_.bzh"><text:variable-set text:name="Right_Guideword_R" text:display="none" text:formula="ooow: gëpin" office:value-type="string" office:string-value=" 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 gujeng"/></text:span><text:span text:style-name="headword_.bzh"><text:variable-set text:name="Right_Guideword_R" text:display="none" text:formula="ooow: gujeng" office:value-type="string" office:string-value=" 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 huh yi"/></text:p>
        <text:s text:c="1"/>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 huh yi"/></text:span><text:span text:style-name="headword_.bzh"><text:variable-set text:name="Right_Guideword_R" text:display="none" text:formula="ooow: huh yi" office:value-type="string" office:string-value=" 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 jij"/></text:p>
        <text:s text:c="1"/>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 jij"/></text:span><text:span text:style-name="headword_.bzh"><text:variable-set text:name="Right_Guideword_R" text:display="none" text:formula="ooow: jij" office:value-type="string" office:string-value=" 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 ketiv"/></text:p>
        <text:s text:c="1"/>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 ketiv"/></text:span><text:span text:style-name="headword_.bzh"><text:variable-set text:name="Right_Guideword_R" text:display="none" text:formula="ooow: ketiv" office:value-type="string" office:string-value=" 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 ḳunġin"/></text:p>
        <text:s text:c="1"/>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 ḳunġin"/></text:span><text:span text:style-name="headword_.bzh"><text:variable-set text:name="Right_Guideword_R" text:display="none" text:formula="ooow: ḳunġin" office:value-type="string" office:string-value=" 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 text:c="1"/><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 lem"/></text:p>
        <text:s text:c="1"/>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 lem"/></text:span><text:span text:style-name="headword_.bzh"><text:variable-set text:name="Right_Guideword_R" text:display="none" text:formula="ooow: lem" office:value-type="string" office:string-value=" 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 lööin"/></text:span><text:span text:style-name="headword_.bzh"><text:variable-set text:name="Right_Guideword_R" text:display="none" text:formula="ooow: lööin" office:value-type="string" office:string-value=" 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 menġë"/></text:p>
        <text:s text:c="1"/>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 menġë"/></text:span><text:span text:style-name="headword_.bzh"><text:variable-set text:name="Right_Guideword_R" text:display="none" text:formula="ooow: menġë" office:value-type="string" office:string-value=" 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 nare"/></text:p>
        <text:s text:c="1"/>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 nare"/></text:span><text:span text:style-name="headword_.bzh"><text:variable-set text:name="Right_Guideword_R" text:display="none" text:formula="ooow: nare" office:value-type="string" office:string-value=" 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 nema"/></text:span><text:span text:style-name="headword_.bzh"><text:variable-set text:name="Right_Guideword_R" text:display="none" text:formula="ooow: nema" office:value-type="string" office:string-value=" 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 nyë"/></text:p>
        <text:s text:c="1"/>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 nyë"/></text:span><text:span text:style-name="headword_.bzh"><text:variable-set text:name="Right_Guideword_R" text:display="none" text:formula="ooow: nyë" office:value-type="string" office:string-value=" 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 pediiin"/></text:p>
        <text:s text:c="1"/>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 pediiin"/></text:span><text:span text:style-name="headword_.bzh"><text:variable-set text:name="Right_Guideword_R" text:display="none" text:formula="ooow: pediiin" office:value-type="string" office:string-value=" 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 pepelin"/></text:span><text:span text:style-name="headword_.bzh"><text:variable-set text:name="Right_Guideword_R" text:display="none" text:formula="ooow: pepelin" office:value-type="string" office:string-value=" 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 text:c="1"/><text:span text:style-name="span_.bzh_xitem_.en_definition_.en_sense_senses_entry_letData_dicBody">vuv</text:span><text:span text:style-name="xitem_.en_definition_.en_sense_senses_entry_letData_dicBody">), then one cuts lightly into the other side a little above the first cut (</text:span><text:s text:c="1"/><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 piv"/></text:span><text:span text:style-name="headword_.bzh"><text:variable-set text:name="Right_Guideword_R" text:display="none" text:formula="ooow: piv" office:value-type="string" office:string-value=" 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 rehöö"/></text:p>
        <text:s text:c="1"/>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 rehöö"/></text:span><text:span text:style-name="headword_.bzh"><text:variable-set text:name="Right_Guideword_R" text:display="none" text:formula="ooow: rehöö" office:value-type="string" office:string-value=" 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 rohin"/></text:span><text:span text:style-name="headword_.bzh"><text:variable-set text:name="Right_Guideword_R" text:display="none" text:formula="ooow: rohin" office:value-type="string" office:string-value=" 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 röp"/></text:span><text:span text:style-name="headword_.bzh"><text:variable-set text:name="Right_Guideword_R" text:display="none" text:formula="ooow: röp" office:value-type="string" office:string-value=" 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 rörin"/></text:span><text:span text:style-name="headword_.bzh"><text:variable-set text:name="Right_Guideword_R" text:display="none" text:formula="ooow: rörin" office:value-type="string" office:string-value=" 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 sahek"/></text:p>
        <text:s text:c="1"/>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 sahek"/></text:span><text:span text:style-name="headword_.bzh"><text:variable-set text:name="Right_Guideword_R" text:display="none" text:formula="ooow: sahek" office:value-type="string" office:string-value=" 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 sejonġ"/></text:span><text:span text:style-name="headword_.bzh"><text:variable-set text:name="Right_Guideword_R" text:display="none" text:formula="ooow: sejonġ" office:value-type="string" office:string-value=" 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 tahöö"/></text:p>
        <text:s text:c="1"/>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 tahöö"/></text:span><text:span text:style-name="headword_.bzh"><text:variable-set text:name="Right_Guideword_R" text:display="none" text:formula="ooow: tahöö" office:value-type="string" office:string-value=" 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 tep"/></text:span><text:span text:style-name="headword_.bzh"><text:variable-set text:name="Right_Guideword_R" text:display="none" text:formula="ooow: tep" office:value-type="string" office:string-value=" 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 to"/></text:span><text:span text:style-name="headword_.bzh"><text:variable-set text:name="Right_Guideword_R" text:display="none" text:formula="ooow: to" office:value-type="string" office:string-value=" 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 veġo"/></text:p>
        <text:s text:c="1"/>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 veġo"/></text:span><text:span text:style-name="headword_.bzh"><text:variable-set text:name="Right_Guideword_R" text:display="none" text:formula="ooow: veġo" office:value-type="string" office:string-value=" 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 veriik"/></text:span><text:span text:style-name="headword_.bzh"><text:variable-set text:name="Right_Guideword_R" text:display="none" text:formula="ooow: veriik" office:value-type="string" office:string-value=" 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 vonġ poḳ"/></text:span><text:span text:style-name="headword_.bzh"><text:variable-set text:name="Right_Guideword_R" text:display="none" text:formula="ooow: vonġ poḳ" office:value-type="string" office:string-value=" 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 yu töḳsën"/></text:p>
        <text:s text:c="1"/>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 yu töḳsën"/></text:span><text:span text:style-name="headword_.bzh"><text:variable-set text:name="Right_Guideword_R" text:display="none" text:formula="ooow: yu töḳsën" office:value-type="string" office:string-value=" 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Compact" style:font-name-complex="Charis SIL Compact" fo:language="none" fo:country="none"/>
    </style:style>
    <style:style xmlns:style="urn:oasis:names:tc:opendocument:xmlns:style:1.0" style:name="headerFontStyleName" style:family="paragraph" style:parent-style-name="Standard">
      <style:text-properties fo:font-family="Charis SIL Compact" style:font-name-complex="Charis SIL Compact"/>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font-family="Charis SIL Compact" style:font-name-complex="Charis SIL Compact"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font-family="Charis SIL Compact" style:font-name-complex="Charis SIL Compact" fo:language="none" fo:country="none"/>
    </style:style>
    <style:style xmlns:style="urn:oasis:names:tc:opendocument:xmlns:style:1.0" style:name="span_.bzh_definition_.en_sense_senses_entry_letData_dicBody" style:family="text" style:parent-style-name="definition_.en_sense_senses_entry_letData_dicBody">
      <style:text-properties fo:font-family="Charis SIL Compact" style:font-name-complex="Charis SIL Compact"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5.9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18T15:09:49</meta:creation-date>
    <dc:creator>James</dc:creator>
    <dc:date>2011-08-18T15:09:4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6\main"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